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text:list-style style:name="L1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ights – Developer guide</text:p>
      <text:p text:style-name="P1"/>
      <text:p text:style-name="P1"/>
      <text:p text:style-name="P2">1. Основни права. Основните права са create/modify/read/delete. Тяхната проверка се прави атоматично от PermissionsManager-a. Бизнес-методите се проверяват преди извикването, дали се отнасят за някоя от операциите, и така да не се допусне извикване изобщо. Определянето на това кой метод с коя операция е свързан става по два начина:</text:p>
      <text:list text:style-name="L1">
        <text:list-item>
          <text:list>
            <text:list-item>
              <text:p text:style-name="P4">Анотации. Методът на Remote интерфейса се анотира с @Create/@Modify/@Read/@Delete. </text:p>
            </text:list-item>
            <text:list-item>
              <text:p text:style-name="P4">Имена следващи конвенция. newXxx = create, deleteXxx/removeXxx = delete, saveXxx = modify.</text:p>
            </text:list-item>
          </text:list>
        </text:list-item>
      </text:list>
      <text:p text:style-name="P2"/>
      <text:p text:style-name="P2">Ако методът все пак се извика, се правят проверки след неговото извикване – дали потребителят има право в/у върнатия обект / обекти, и се филтрират тези, в/у които няма.</text:p>
      <text:p text:style-name="P2"/>
      <text:p text:style-name="P2">Ако е нужно ръчно да се провери дали някой има някое от правата, се използва:</text:p>
      <text:list text:style-name="L2">
        <text:list-item>
          <text:p text:style-name="P5">на клиента – LocalSession.getRightsManager().isAllowed(DataObject obj, UserRightType rightType)</text:p>
        </text:list-item>
        <text:list-item>
          <text:p text:style-name="P5">на сървъра – rightsManager.isAllowed(същото), като rightsManager е RightsManagerLocal, <text:s/>инжектиран чрез EJB анотация</text:p>
        </text:list-item>
      </text:list>
      <text:p text:style-name="P2"/>
      <text:p text:style-name="P2">2. Специфични права. Когато е нужно някое специално право, например „има право да вижда данни от всички клонове“, се добавя съответното право в SpecialPermission енумерацията.</text:p>
      <text:p text:style-name="P2">В SpecialPermission.properties се задава стойностa, които се показват на потребителите:</text:p>
      <text:p text:style-name="P7">CanViewDataFromAllBranches.text=Can view data from all branches</text:p>
      <text:p text:style-name="P2"/>
      <text:p text:style-name="P2">При нужда да се направи проверка, се използва:</text:p>
      <text:list text:style-name="L3">
        <text:list-item>
          <text:p text:style-name="P6">на клиента – LocaSession.getRightsManager().isAllowed(DataObject obj, SpecialPermission permission), или същия метод, без DataObject, ако правото не се отнася за никой конкретен обект.</text:p>
        </text:list-item>
        <text:list-item>
          <text:p text:style-name="P6">на сървъра - rightsManager.isAllowed(същото), като rightsManager е RightsManagerLocal, инжектиран чрез EJB анотация.</text:p>
        </text:list-item>
      </text:list>
      <text:p text:style-name="P2"/>
      <text:p text:style-name="P2"/>
      <text:p text:style-name="P2">3. Използване/неизползване на правата при извикване на сървърни методи.</text:p>
      <text:p text:style-name="P2">За да бъдат прилагани правата, е нужно инстанцията на бийна да се вземе през AcaciaPanel.getBean(Class remoteInterface). В случай, че не трябва да бъдат прилагани права в/у извикванията, се използва метода AcaciaPanel.getBean(Class remoteInterface, boolean checkPermissions) (с аргумент – false).</text:p>
      <text:p text:style-name="P2"/>
      <text:p text:style-name="P2"/>
      <text:p text:style-name="P2">4. Unit tests. Написани са 11 unit-test-а, които да проверяват правилното функционирани на проверката на правата. Надолу следват техните обяснения.</text:p>
      <text:p text:style-name="P2"/>
      <text:p text:style-name="P2">Create право в/у конкретен dataObject е безсмислено, защото той<text:line-break/>вече е създаден, но същото важи и за Read, Modify и Delete, които имат<text:line-break/>смисъл. TestCase-овете ползват setCreate(boolean), ама изборът беше<text:line-break/>случаен. Затова надолу пиша "четене", вместо "създаване", за да звучи<text:line-break/>по-смислено.<text:line-break/><text:line-break/>В английските описания "has right on" значи, че е дефинирано право в/у<text:line-break/>обект/тип, като след това се казва дали това му позволява четене или<text:line-break/><text:soft-page-break/>не. (вижте UI-то за повече яснота).<text:line-break/><text:line-break/>По подразбиране (поне към момента), ако няма никакви дефинирани права<text:line-break/>за конкретния случай, се приема, че потребителят има право на исканото<text:line-break/>действие. Това може да се смени много бързо, в константата private<text:line-break/>static final boolean DEFAULT_RIGHT = true;<text:line-break/><text:line-break/>1.<text:line-break/>Group has right on the data object, with no create right<text:line-break/>User has right on the data object, with create right<text:line-break/><text:line-break/>Създадено е право на групата, към която принадлежи потребителя, в/у<text:line-break/>конкретен dataObject, като create правото не е отбелязано (т.е. - няма<text:line-break/>право да чете).<text:line-break/>На потребител от тази група е зададено право в/у същия dataObject,<text:line-break/>като обаче е отбелязано, че има право да чете.<text:line-break/>Очакван изход: Потребителят да може да чете, защото са дадени<text:line-break/>специално на него права, и той override-ва групата.<text:line-break/><text:line-break/>2.<text:line-break/>Group has right on the data object, with create right<text:line-break/>User has right on the data object, with no create right<text:line-break/><text:line-break/>Тук положението е обратното като горе. На групата е дадено право да<text:line-break/>чете, но на конкретният потребител е отбелязано, че не може.<text:line-break/>Очакван изход: потребителят няма исканото право.<text:line-break/><text:line-break/>3.<text:line-break/>Group has right on the data object<text:line-break/>User doesn't have a right specified<text:line-break/><text:line-break/>Групата има право да чете в/у обекта, а за потребителят не са<text:line-break/>дефинирани никакви права<text:line-break/>Очакван изход: потребителят, като член на групата, също има право.<text:line-break/><text:line-break/>4.<text:line-break/>Group has right on the data object type, with create right<text:line-break/>User has right on the data object, with no create right<text:line-break/><text:line-break/>Групата има право да чете обекти от избран тип.<text:line-break/>За конкретен потребител е казано, че точно конкретен обект от този тип<text:line-break/>не може да чете.<text:line-break/>Очакван изход: потребителят не може да чете този обект, защото<text:line-break/>override-ва по-общата дефиниция, отнасяща се за групата.<text:line-break/><text:line-break/>5.<text:line-break/>Group has right on the data object type, with no create right<text:line-break/>User has right on the data object, with create right<text:line-break/><text:line-break/>Групата няма право да чете обекти от избран тип.<text:line-break/>Потребителят има право да чете конкретен обект от този тип.<text:line-break/>Очакван изход: потребителят, препокривайки по-общите настройки, има<text:line-break/><text:soft-page-break/>исканото право.<text:line-break/><text:line-break/>6.<text:line-break/>User has right on data object type, with create right<text:line-break/>User has right on data object, excluded create right.<text:line-break/><text:line-break/>Потребителят има право да чете обекти от даден тип, но в/у конкретен<text:line-break/>обект е зададено изключение. Няма родител със зададени права, затова<text:line-break/>се взема по подразбиране<text:line-break/>Очакван резултат: true (по подразбиране, засега е true) ;<text:line-break/><text:line-break/>7.<text:line-break/>Group has right on data object type, with create right<text:line-break/>User has right on data object, excluded create right.<text:line-break/><text:line-break/>Същото като горното, но правата се отнасят за за групата, а<text:line-break/>изключението е само за конкретен потребител.<text:line-break/>Очакван резултат: отново този по подразбиране.<text:line-break/><text:line-break/>8.<text:line-break/>User has right on data object, with create right<text:line-break/>User has right on data object parent, with no create right.<text:line-break/>User has right on data object, excluded create right.<text:line-break/><text:line-break/>Oбектът има родител, в/у който е забранено правото.<text:line-break/>В/у самия обект е позволено всичко (вкл. и четенето), но е изключено четенето.<text:line-break/>Т.е. очаква се правото в/у родителя, т.е. Очакван изход: false.<text:line-break/><text:line-break/>9.<text:line-break/>User has right on data object parent, with create right<text:line-break/><text:line-break/>Потребителят има право да чете parent-а на обекта.<text:line-break/>Очакван изход: потребителят има право да чете и child-обекта.<text:line-break/><text:line-break/>10.<text:line-break/>User has right on data object parent, with no create right<text:line-break/><text:line-break/>На потребителят е забранено правото на четене в/у parent-обекта.<text:line-break/>Очакван изход: няма право да чете и child-обекта.<text:line-break/><text:line-break/>11.<text:line-break/>Group has right on data object parent, with create right<text:line-break/><text:line-break/>Същото като 9, но за групата на потребителя.<text:line-break/>Очакван изход: има право, като член на групата.<text:line-break/><text:line-break/>12.<text:line-break/>User has right on data object parent type, with create right<text:line-break/><text:line-break/>Потребителят има право да чете обекти от типа на parent обекта.<text:line-break/>Очакван изход: има право да чете искания обект, тъй като той е<text:line-break/>наследник на обект, в/у който потребителят има право за четен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Bozhidar Bozhanov</meta:initial-creator>
    <meta:creation-date>2008-10-07T21:43:52</meta:creation-date>
    <dc:creator>Bozhidar Bozhanov</dc:creator>
    <dc:date>2008-10-07T22:56:16</dc:date>
    <meta:editing-cycles>6</meta:editing-cycles>
    <meta:editing-duration>PT1H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8" meta:word-count="1007" meta:character-count="6333"/>
  </office:meta>
</office:document-meta>
</file>